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5cm" svg:height="2.5cm" svg:x="2cm" svg:y="2cm">
          <text:p text:style-name="P1">Download</text:p>
          <text:p text:style-name="P1">FTP files</text:p>
        </draw:rect>
        <draw:custom-shape draw:style-name="gr2" draw:text-style-name="P1" draw:layer="layout" svg:width="4cm" svg:height="2cm" svg:x="8.5cm" svg:y="2cm">
          <text:p text:style-name="P1">Files</text:p>
          <text:p text:style-name="P1">Foun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7cm" svg:y1="3cm" svg:x2="8.5cm" svg:y2="3cm">
          <text:p/>
        </draw:line>
        <draw:rect draw:style-name="gr1" draw:text-style-name="P1" draw:layer="layout" svg:width="5cm" svg:height="2.5cm" svg:x="14cm" svg:y="2cm">
          <text:p text:style-name="P1">Stop</text:p>
        </draw:rect>
        <draw:line draw:style-name="gr3" draw:text-style-name="P1" draw:layer="layout" svg:x1="12.5cm" svg:y1="3cm" svg:x2="14cm" svg:y2="3cm">
          <text:p/>
        </draw:line>
        <draw:line draw:style-name="gr3" draw:text-style-name="P1" draw:layer="layout" svg:x1="10.5cm" svg:y1="4cm" svg:x2="4.5cm" svg:y2="6cm">
          <text:p/>
        </draw:line>
        <draw:frame draw:style-name="gr4" draw:layer="layout" svg:width="1.5cm" svg:height="1.25cm" svg:x="12.5cm" svg:y="2cm">
          <draw:text-box>
            <text:p>No</text:p>
          </draw:text-box>
        </draw:frame>
        <draw:frame draw:style-name="gr4" draw:layer="layout" svg:width="2cm" svg:height="1.25cm" svg:x="8.5cm" svg:y="4.75cm">
          <draw:text-box>
            <text:p>Yes</text:p>
          </draw:text-box>
        </draw:frame>
        <draw:rect draw:style-name="gr1" draw:text-style-name="P1" draw:layer="layout" svg:width="5cm" svg:height="2.5cm" svg:x="2cm" svg:y="6cm">
          <text:p text:style-name="P1">Preparse files <text:span text:style-name="T1">*</text:span></text:p>
        </draw:rect>
        <draw:rect draw:style-name="gr1" draw:text-style-name="P1" draw:layer="layout" svg:width="5cm" svg:height="3cm" svg:x="2cm" svg:y="9.5cm">
          <text:p text:style-name="P1">Build product,</text:p>
          <text:p text:style-name="P1">product_update,</text:p>
          <text:p text:style-name="P1">combine and</text:p>
          <text:p text:style-name="P1">Attribute txt files</text:p>
        </draw:rect>
        <draw:line draw:style-name="gr3" draw:text-style-name="P1" draw:layer="layout" svg:x1="4.5cm" svg:y1="8.5cm" svg:x2="4.5cm" svg:y2="9.5cm">
          <text:p/>
        </draw:line>
        <draw:rect draw:style-name="gr1" draw:text-style-name="P1" draw:layer="layout" svg:width="5cm" svg:height="2.5cm" svg:x="2cm" svg:y="13.5cm">
          <text:p text:style-name="P1">Run import</text:p>
          <text:p text:style-name="P1">profiles</text:p>
        </draw:rect>
        <draw:line draw:style-name="gr3" draw:text-style-name="P1" draw:layer="layout" svg:x1="4.5cm" svg:y1="12.5cm" svg:x2="4.5cm" svg:y2="13.5cm">
          <text:p/>
        </draw:line>
        <draw:rect draw:style-name="gr1" draw:text-style-name="P1" draw:layer="layout" svg:width="5cm" svg:height="2.5cm" svg:x="2cm" svg:y="16.8cm">
          <text:p text:style-name="P1">Export products</text:p>
          <text:p text:style-name="P1">and load them</text:p>
          <text:p text:style-name="P1">into memory</text:p>
        </draw:rect>
        <draw:rect draw:style-name="gr1" draw:text-style-name="P1" draw:layer="layout" svg:width="5cm" svg:height="2.5cm" svg:x="2cm" svg:y="20.2cm">
          <text:p text:style-name="P1">Re-calculate</text:p>
          <text:p text:style-name="P1">configurable</text:p>
          <text:p text:style-name="P1">prices</text:p>
        </draw:rect>
        <draw:rect draw:style-name="gr1" draw:text-style-name="P1" draw:layer="layout" svg:width="5cm" svg:height="2.5cm" svg:x="2cm" svg:y="23.7cm">
          <text:p text:style-name="P1">Re-calculate</text:p>
          <text:p text:style-name="P1">configurable</text:p>
          <text:p text:style-name="P1">prices</text:p>
        </draw:rect>
        <draw:line draw:style-name="gr3" draw:text-style-name="P1" draw:layer="layout" svg:x1="4.5cm" svg:y1="16cm" svg:x2="4.5cm" svg:y2="17cm">
          <text:p/>
        </draw:line>
        <draw:line draw:style-name="gr3" draw:text-style-name="P1" draw:layer="layout" svg:x1="4.5cm" svg:y1="19.3cm" svg:x2="4.5cm" svg:y2="20.3cm">
          <text:p/>
        </draw:line>
        <draw:line draw:style-name="gr3" draw:text-style-name="P1" draw:layer="layout" svg:x1="4.5cm" svg:y1="22.7cm" svg:x2="4.5cm" svg:y2="23.7cm">
          <text:p/>
        </draw:line>
        <draw:rect draw:style-name="gr1" draw:text-style-name="P1" draw:layer="layout" svg:width="5cm" svg:height="2.5cm" svg:x="8cm" svg:y="23.7cm">
          <text:p text:style-name="P1">Build combine</text:p>
          <text:p text:style-name="P1">and</text:p>
          <text:p text:style-name="P1">prices txt files</text:p>
        </draw:rect>
        <draw:line draw:style-name="gr3" draw:text-style-name="P1" draw:layer="layout" svg:x1="7cm" svg:y1="25cm" svg:x2="8cm" svg:y2="25cm">
          <text:p/>
        </draw:line>
        <draw:rect draw:style-name="gr1" draw:text-style-name="P1" draw:layer="layout" svg:width="5cm" svg:height="2.5cm" svg:x="8cm" svg:y="20.2cm">
          <text:p text:style-name="P1">Run</text:p>
          <text:p text:style-name="P1">import profiles</text:p>
        </draw:rect>
        <draw:rect draw:style-name="gr1" draw:text-style-name="P1" draw:layer="layout" svg:width="5cm" svg:height="2.5cm" svg:x="8cm" svg:y="16.8cm">
          <text:p text:style-name="P1">Re-index</text:p>
          <text:p text:style-name="P1">product related</text:p>
          <text:p text:style-name="P1">indexes</text:p>
        </draw:rect>
        <draw:line draw:style-name="gr3" draw:text-style-name="P1" draw:layer="layout" svg:x1="10.5cm" svg:y1="23.7cm" svg:x2="10.5cm" svg:y2="22.7cm">
          <text:p/>
        </draw:line>
        <draw:line draw:style-name="gr3" draw:text-style-name="P1" draw:layer="layout" svg:x1="10.5cm" svg:y1="20.2cm" svg:x2="10.5cm" svg:y2="19.2cm">
          <text:p/>
        </draw:line>
        <draw:rect draw:style-name="gr1" draw:text-style-name="P1" draw:layer="layout" svg:width="5cm" svg:height="2.5cm" svg:x="8cm" svg:y="13.5cm">
          <text:p text:style-name="P1">Stop</text:p>
        </draw:rect>
        <draw:line draw:style-name="gr3" draw:text-style-name="P1" draw:layer="layout" svg:x1="10.5cm" svg:y1="16.8cm" svg:x2="10.5cm" svg:y2="15.8cm">
          <text:p/>
        </draw:line>
        <draw:frame draw:style-name="gr4" draw:layer="layout" svg:width="17cm" svg:height="1.25cm" svg:x="2cm" svg:y="27cm">
          <draw:text-box>
            <text:p>* Preparse files is customer specific</text:p>
          </draw:text-box>
        </draw:frame>
        <draw:frame draw:style-name="gr4" draw:layer="layout" svg:width="17cm" svg:height="1.25cm" svg:x="1.7cm" svg:y="1cm">
          <draw:text-box>
            <text:p>Import flow: products (cron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2-04-13T15:17:57.96</meta:creation-date>
    <dc:date>2012-04-13T15:38:23.73</dc:date>
    <meta:editing-duration>PT00H20M27S</meta:editing-duration>
    <meta:editing-cycles>3</meta:editing-cycles>
    <meta:generator>OpenOffice.org/3.2$Win32 OpenOffice.org_project/320m12$Build-9483</meta:generator>
    <meta:document-statistic meta:object-count="29"/>
  </office:meta>
</office:document-meta>
</file>